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base/Qtd insert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inserts/s</text:p>
          </table:table-cell>
          <table:table-cell office:value-type="string" calcext:value-type="string">
            <text:p>%slow/best</text:p>
          </table:table-cell>
          <table:table-cell office:value-type="float" office:value="10922" calcext:value-type="float">
            <text:p>10922</text:p>
          </table:table-cell>
          <table:table-cell table:style-name="Default" office:value-type="string" calcext:value-type="string">
            <text:p>inserts/s</text:p>
          </table:table-cell>
          <table:table-cell office:value-type="string" calcext:value-type="string">
            <text:p>%slow/best</text:p>
          </table:table-cell>
          <table:table-cell office:value-type="float" office:value="54610" calcext:value-type="float">
            <text:p>54610</text:p>
          </table:table-cell>
          <table:table-cell office:value-type="string" calcext:value-type="string">
            <text:p>inserts/s</text:p>
          </table:table-cell>
          <table:table-cell office:value-type="string" calcext:value-type="string">
            <text:p>%slow/best</text:p>
          </table:table-cell>
          <table:table-cell/>
          <table:table-cell office:value-type="string" calcext:value-type="string">
            <text:p>inserts/s avg</text:p>
          </table:table-cell>
          <table:table-cell office:value-type="string" calcext:value-type="string">
            <text:p>% slow/best avg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60" calcext:value-type="float">
            <text:p>60</text:p>
          </table:table-cell>
          <table:table-cell table:formula="of:=[.$B$1]/[.B2]" office:value-type="float" office:value="18.3" calcext:value-type="float">
            <text:p>18,3</text:p>
          </table:table-cell>
          <table:table-cell table:style-name="ce1" table:formula="of:=LARGE([.$C$2:.$C$27];1)*100/[.C2]-100" office:value-type="float" office:value="1.69491525423727" calcext:value-type="float">
            <text:p>1,6949152542</text:p>
          </table:table-cell>
          <table:table-cell office:value-type="float" office:value="1936" calcext:value-type="float">
            <text:p>1936</text:p>
          </table:table-cell>
          <table:table-cell table:formula="of:=[.$E$1]/[.E2]" office:value-type="float" office:value="5.64152892561984" calcext:value-type="float">
            <text:p>5,6415289256</text:p>
          </table:table-cell>
          <table:table-cell table:formula="of:=LARGE([.$F$2:.$F$27];1)*100/[.F2]-100" office:value-type="float" office:value="83.3333333333333" calcext:value-type="float">
            <text:p>83,3333333333</text:p>
          </table:table-cell>
          <table:table-cell office:value-type="float" office:value="5084" calcext:value-type="float">
            <text:p>5084</text:p>
          </table:table-cell>
          <table:table-cell table:formula="of:=[.$H$1]/[.H2]" office:value-type="float" office:value="10.7415420928403" calcext:value-type="float">
            <text:p>10,7415420928</text:p>
          </table:table-cell>
          <table:table-cell table:style-name="ce1" table:formula="of:=LARGE([.$I$2:.$I$27];1)*100/[.I2]-100" office:value-type="float" office:value="0" calcext:value-type="float">
            <text:p>0</text:p>
          </table:table-cell>
          <table:table-cell/>
          <table:table-cell table:formula="of:=SUM([.C2];[.F2];[.I2])/3" office:value-type="float" office:value="11.56102367282" calcext:value-type="float">
            <text:p>11,5610236728</text:p>
          </table:table-cell>
          <table:table-cell table:style-name="ce1" table:formula="of:=LARGE([.$L$2:.$L$27];1)*100/[.L2]-100" office:value-type="float" office:value="4.18619645920725" calcext:value-type="float">
            <text:p>4,186196459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9" calcext:value-type="float">
            <text:p>59</text:p>
          </table:table-cell>
          <table:table-cell table:formula="of:=[.$B$1]/[.B3]" office:value-type="float" office:value="18.6101694915254" calcext:value-type="float">
            <text:p>18,6101694915</text:p>
          </table:table-cell>
          <table:table-cell table:style-name="ce1" table:formula="of:=LARGE([.$C$2:.$C$27];1)*100/[.C3]-100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$E$1]/[.E3]" office:value-type="float" office:value="9.62290748898679" calcext:value-type="float">
            <text:p>9,622907489</text:p>
          </table:table-cell>
          <table:table-cell table:formula="of:=LARGE([.$F$2:.$F$27];1)*100/[.F3]-100" office:value-type="float" office:value="7.4810606060606" calcext:value-type="float">
            <text:p>7,4810606061</text:p>
          </table:table-cell>
          <table:table-cell office:value-type="float" office:value="6911" calcext:value-type="float">
            <text:p>6911</text:p>
          </table:table-cell>
          <table:table-cell table:formula="of:=[.$H$1]/[.H3]" office:value-type="float" office:value="7.90189552886702" calcext:value-type="float">
            <text:p>7,9018955289</text:p>
          </table:table-cell>
          <table:table-cell table:style-name="ce1" table:formula="of:=LARGE([.$I$2:.$I$27];1)*100/[.I3]-100" office:value-type="float" office:value="35.9362706530291" calcext:value-type="float">
            <text:p>35,936270653</text:p>
          </table:table-cell>
          <table:table-cell/>
          <table:table-cell table:formula="of:=SUM([.C3];[.F3];[.I3])/3" office:value-type="float" office:value="12.0449908364597" calcext:value-type="float">
            <text:p>12,0449908365</text:p>
          </table:table-cell>
          <table:table-cell table:style-name="ce1" table:formula="of:=LARGE([.$L$2:.$L$27];1)*100/[.L3]-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69" calcext:value-type="float">
            <text:p>69</text:p>
          </table:table-cell>
          <table:table-cell table:formula="of:=[.$B$1]/[.B4]" office:value-type="float" office:value="15.9130434782609" calcext:value-type="float">
            <text:p>15,9130434783</text:p>
          </table:table-cell>
          <table:table-cell table:style-name="ce1" table:formula="of:=LARGE([.$C$2:.$C$27];1)*100/[.C4]-100" office:value-type="float" office:value="16.9491525423729" calcext:value-type="float">
            <text:p>16,9491525424</text:p>
          </table:table-cell>
          <table:table-cell office:value-type="float" office:value="1056" calcext:value-type="float">
            <text:p>1056</text:p>
          </table:table-cell>
          <table:table-cell table:formula="of:=[.$E$1]/[.E4]" office:value-type="float" office:value="10.342803030303" calcext:value-type="float">
            <text:p>10,3428030303</text:p>
          </table:table-cell>
          <table:table-cell table:formula="of:=LARGE([.$F$2:.$F$27];1)*100/[.F4]-100" office:value-type="float" office:value="0" calcext:value-type="float">
            <text:p>0</text:p>
          </table:table-cell>
          <table:table-cell office:value-type="float" office:value="6710" calcext:value-type="float">
            <text:p>6710</text:p>
          </table:table-cell>
          <table:table-cell table:formula="of:=[.$H$1]/[.H4]" office:value-type="float" office:value="8.13859910581222" calcext:value-type="float">
            <text:p>8,1385991058</text:p>
          </table:table-cell>
          <table:table-cell table:style-name="ce1" table:formula="of:=LARGE([.$I$2:.$I$27];1)*100/[.I4]-100" office:value-type="float" office:value="31.9826907946499" calcext:value-type="float">
            <text:p>31,9826907946</text:p>
          </table:table-cell>
          <table:table-cell/>
          <table:table-cell table:formula="of:=SUM([.C4];[.F4];[.I4])/3" office:value-type="float" office:value="11.464815204792" calcext:value-type="float">
            <text:p>11,4648152048</text:p>
          </table:table-cell>
          <table:table-cell table:style-name="ce1" table:formula="of:=LARGE([.$L$2:.$L$27];1)*100/[.L4]-100" office:value-type="float" office:value="5.06048829662082" calcext:value-type="float">
            <text:p>5,0604882966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89" calcext:value-type="float">
            <text:p>89</text:p>
          </table:table-cell>
          <table:table-cell table:formula="of:=[.$B$1]/[.B5]" office:value-type="float" office:value="12.3370786516854" calcext:value-type="float">
            <text:p>12,3370786517</text:p>
          </table:table-cell>
          <table:table-cell table:style-name="ce1" table:formula="of:=LARGE([.$C$2:.$C$27];1)*100/[.C5]-100" office:value-type="float" office:value="50.8474576271186" calcext:value-type="float">
            <text:p>50,8474576271</text:p>
          </table:table-cell>
          <table:table-cell office:value-type="float" office:value="1539" calcext:value-type="float">
            <text:p>1539</text:p>
          </table:table-cell>
          <table:table-cell table:formula="of:=[.$E$1]/[.E5]" office:value-type="float" office:value="7.09681611435997" calcext:value-type="float">
            <text:p>7,0968161144</text:p>
          </table:table-cell>
          <table:table-cell table:formula="of:=LARGE([.$F$2:.$F$27];1)*100/[.F5]-100" office:value-type="float" office:value="45.7386363636364" calcext:value-type="float">
            <text:p>45,7386363636</text:p>
          </table:table-cell>
          <table:table-cell office:value-type="float" office:value="5270" calcext:value-type="float">
            <text:p>5270</text:p>
          </table:table-cell>
          <table:table-cell table:formula="of:=[.$H$1]/[.H5]" office:value-type="float" office:value="10.3624288425047" calcext:value-type="float">
            <text:p>10,3624288425</text:p>
          </table:table-cell>
          <table:table-cell table:style-name="ce1" table:formula="of:=LARGE([.$I$2:.$I$27];1)*100/[.I5]-100" office:value-type="float" office:value="3.65853658536585" calcext:value-type="float">
            <text:p>3,6585365854</text:p>
          </table:table-cell>
          <table:table-cell/>
          <table:table-cell table:formula="of:=SUM([.C5];[.F5];[.I5])/3" office:value-type="float" office:value="9.9321078695167" calcext:value-type="float">
            <text:p>9,9321078695</text:p>
          </table:table-cell>
          <table:table-cell table:style-name="ce1" table:formula="of:=LARGE([.$L$2:.$L$27];1)*100/[.L5]-100" office:value-type="float" office:value="21.2732583526185" calcext:value-type="float">
            <text:p>21,2732583526</text:p>
          </table:table-cell>
        </table:table-row>
        <table:table-row table:style-name="ro1">
          <table:table-cell office:value-type="string" calcext:value-type="string">
            <text:p>mysql inno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ql myisa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l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sand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ch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chb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ent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do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go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ale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t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msq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vel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mple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ta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emel BigQuery goog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lux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uent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stash / splunk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7:03:58.959553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5-06-25T10:36:14.056507972</meta:creation-date>
    <dc:date>2015-06-25T17:05:12.603559409</dc:date>
    <dc:creator>marcelo </dc:creator>
    <meta:editing-duration>PT57M27S</meta:editing-duration>
    <meta:editing-cycles>7</meta:editing-cycles>
    <meta:generator>LibreOffice/4.2.8.2$Linux_X86_64 LibreOffice_project/420m0$Build-2</meta:generator>
    <meta:document-statistic meta:table-count="1" meta:cell-count="81" meta:object-count="0"/>
  </office:meta>
</office:document-meta>
</file>